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10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rush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08:0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451" calcext:value-type="float">
            <text:p>0.3451</text:p>
          </table:table-cell>
          <table:table-cell office:value-type="float" office:value="18.4188" calcext:value-type="float">
            <text:p>18.418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6469" calcext:value-type="float">
            <text:p>0.64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14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table:style-name="ce2" office:value-type="float" office:value="0.3614" calcext:value-type="float">
            <text:p>0.3614</text:p>
          </table:table-cell>
          <table:table-cell table:style-name="ce2" office:value-type="float" office:value="19.7902" calcext:value-type="float">
            <text:p>19.7902</text:p>
          </table:table-cell>
          <table:table-cell office:value-type="float" office:value="0.9286" calcext:value-type="float">
            <text:p>0.9286</text:p>
          </table:table-cell>
          <table:table-cell table:style-name="ce2" office:value-type="float" office:value="0.6284" calcext:value-type="float">
            <text:p>0.62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325" calcext:value-type="float">
            <text:p>0.3325</text:p>
          </table:table-cell>
          <table:table-cell office:value-type="float" office:value="19.0894" calcext:value-type="float">
            <text:p>19.089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6563" calcext:value-type="float">
            <text:p>0.65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8:3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448" calcext:value-type="float">
            <text:p>0.3448</text:p>
          </table:table-cell>
          <table:table-cell office:value-type="float" office:value="19.3031" calcext:value-type="float">
            <text:p>19.30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6434" calcext:value-type="float">
            <text:p>0.64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06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28" calcext:value-type="float">
            <text:p>0.328</text:p>
          </table:table-cell>
          <table:table-cell office:value-type="float" office:value="19.0548" calcext:value-type="float">
            <text:p>19.0548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569" calcext:value-type="float">
            <text:p>0.65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09:12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young girl with long blonde hair is brushing her teeth in a bathroom, anime style</text:p>
          </table:table-cell>
          <table:table-cell office:value-type="float" office:value="0.3534" calcext:value-type="float">
            <text:p>0.3534</text:p>
          </table:table-cell>
          <table:table-cell office:value-type="float" office:value="19.0115" calcext:value-type="float">
            <text:p>19.0115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6382" calcext:value-type="float">
            <text:p>0.638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5:10:32.434357679</dc:date>
    <meta:editing-duration>PT52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